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24b704" officeooo:paragraph-rsid="0024b704"/>
    </style:style>
    <style:style style:name="P2" style:family="paragraph" style:parent-style-name="Standard" style:list-style-name="L1">
      <style:text-properties officeooo:rsid="0024b704" officeooo:paragraph-rsid="0024b704"/>
    </style:style>
    <style:style style:name="P3" style:family="paragraph" style:parent-style-name="Standard">
      <style:text-properties officeooo:rsid="0024b704" officeooo:paragraph-rsid="002c67e6"/>
    </style:style>
    <style:style style:name="P4" style:family="paragraph" style:parent-style-name="Standard">
      <style:text-properties officeooo:rsid="0024b704" officeooo:paragraph-rsid="002dd560"/>
    </style:style>
    <style:style style:name="P5" style:family="paragraph" style:parent-style-name="Standard" style:list-style-name="L2">
      <style:text-properties officeooo:rsid="0024b704" officeooo:paragraph-rsid="002dd560"/>
    </style:style>
    <style:style style:name="P6" style:family="paragraph" style:parent-style-name="Standard" style:list-style-name="L1">
      <style:text-properties officeooo:rsid="001dd86e" officeooo:paragraph-rsid="0024b704"/>
    </style:style>
    <style:style style:name="P7" style:family="paragraph" style:parent-style-name="Standard">
      <style:text-properties officeooo:paragraph-rsid="0030590f"/>
    </style:style>
    <style:style style:name="P8" style:family="paragraph" style:parent-style-name="Standard">
      <style:text-properties officeooo:paragraph-rsid="00305a51"/>
    </style:style>
    <style:style style:name="P9" style:family="paragraph" style:parent-style-name="ans">
      <style:text-properties officeooo:rsid="0024b704"/>
    </style:style>
    <style:style style:name="P10" style:family="paragraph" style:parent-style-name="Header">
      <style:text-properties officeooo:paragraph-rsid="001dd86e"/>
    </style:style>
    <style:style style:name="P11" style:family="paragraph" style:parent-style-name="Heading_20_3">
      <style:text-properties officeooo:rsid="0024b704"/>
    </style:style>
    <style:style style:name="T1" style:family="text">
      <style:text-properties officeooo:rsid="001dd86e"/>
    </style:style>
    <style:style style:name="T2" style:family="text">
      <style:text-properties officeooo:rsid="0024b704"/>
    </style:style>
    <style:style style:name="T3" style:family="text">
      <style:text-properties officeooo:rsid="0027eecf"/>
    </style:style>
    <style:style style:name="T4" style:family="text">
      <style:text-properties officeooo:rsid="002ad47d"/>
    </style:style>
    <style:style style:name="T5" style:family="text">
      <style:text-properties officeooo:rsid="002bdad8"/>
    </style:style>
    <style:style style:name="T6" style:family="text">
      <style:text-properties officeooo:rsid="002dd560"/>
    </style:style>
    <style:style style:name="T7" style:family="text">
      <style:text-properties officeooo:rsid="002e8444"/>
    </style:style>
    <style:style style:name="T8" style:family="text">
      <style:text-properties officeooo:rsid="0030590f"/>
    </style:style>
    <style:style style:name="T9" style:family="text">
      <style:text-properties officeooo:rsid="00305a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actice Exercises:</text:h>
      <text:p text:style-name="P1"/>
      <text:p text:style-name="P4"><text:span text:style-name="T6">4.6 Provide two programming examples in which </text:span><text:span text:style-name="T7">multi-threading</text:span><text:span text:style-name="T6"> does not provide better performance than a single-threaded solution.</text:span></text:p>
      <text:p text:style-name="P4"><text:span text:style-name="T6"></text:span></text:p>
      <text:list xml:id="list8019998325879210308" text:style-name="L2">
        <text:list-item>
          <text:p text:style-name="P5"><text:span text:style-name="T6">Sequential programs like Fibonacci.</text:span></text:p>
        </text:list-item>
        <text:list-item>
          <text:p text:style-name="P5"><text:span text:style-name="T6">I/O bound computations. Creating a file(database: new table)</text:span></text:p>
        </text:list-item>
      </text:list>
      <text:p text:style-name="P4"><text:span text:style-name="T6"></text:span></text:p>
      <text:p text:style-name="P4"><text:span text:style-name="T6">4.8 Which of the following components of program state are shared across threads in a </text:span><text:span text:style-name="T7">multi-threaded</text:span><text:span text:style-name="T6"> process?</text:span></text:p>
      <text:p text:style-name="P4"><text:span text:style-name="T6"></text:span></text:p>
      <text:p text:style-name="P4"><text:span text:style-name="T6">a. Register values</text:span></text:p>
      <text:p text:style-name="ans"><text:span text:style-name="T6">Not Shared</text:span></text:p>
      <text:p text:style-name="P4"><text:span text:style-name="T6">b. Heap memory</text:span></text:p>
      <text:p text:style-name="ans"><text:span text:style-name="T6">Shared</text:span></text:p>
      <text:p text:style-name="P4"><text:span text:style-name="T6">c. Global variables</text:span></text:p>
      <text:p text:style-name="ans"><text:span text:style-name="T6">Shared</text:span></text:p>
      <text:p text:style-name="P4"><text:span text:style-name="T6">d. Stack memory</text:span></text:p>
      <text:p text:style-name="ans"><text:span text:style-name="T7">N</text:span><text:span text:style-name="T6">ot Shared</text:span></text:p>
      <text:p text:style-name="P4"><text:span text:style-name="T6"></text:span></text:p>
      <text:p text:style-name="P4"><text:span text:style-name="T6"></text:span></text:p>
      <text:p text:style-name="P4"><text:span text:style-name="T6">4.10 In Chapter 3, we discussed Google’s Chrome browser and its practice of opening each new website in a separate process. Would the same benefits have been achieved if instead Chrome had been designed to open each new website in a separate thread? Explain.</text:span></text:p>
      <text:p text:style-name="P4"><text:span text:style-name="T6"></text:span></text:p>
      <text:p text:style-name="ans"><text:span text:style-name="T6">No since Processes are independent of each other then you dont have to worry about a malicious site on one tab infecting and pooling other information from other tabs. Since Threads shared data could be a risk to the entire application.</text:span></text:p>
      <text:p text:style-name="P4"><text:span text:style-name="T6"></text:span></text:p>
      <text:p text:style-name="P4"><text:span text:style-name="T6">4.11 Is it possible to have concurrency but not parallelism? Explain.</text:span></text:p>
      <text:p text:style-name="P4"><text:span text:style-name="T6"></text:span></text:p>
      <text:p text:style-name="ans"><text:span text:style-name="T6">Yes, since you can have a single core system running two process concurrently(alternate process/thread to appear simultaneous) and since it is a single core it cant run two process simultaneously.</text:span></text:p>
      <text:p text:style-name="P4"><text:span text:style-name="T6"></text:span></text:p>
      <text:p text:style-name="P4"><text:span text:style-name="T6">4.12 Using Amdahl’s Law, calculate the speedup gain of an application that has a 60 percent parallel component for (a) two processing cores and (b) four processing cores.</text:span></text:p>
      <text:p text:style-name="P4"><text:span text:style-name="T6"></text:span></text:p>
      <text:p text:style-name="ans"><text:span text:style-name="T6">60% parallel, 40% serial,</text:span></text:p>
      <text:p text:style-name="ans"><text:span text:style-name="T6">(a)</text:span></text:p>
      <text:p text:style-name="ans"><text:span text:style-name="T6">speedup &lt;= 1/(0.4+(1-0.4)/2)</text:span></text:p>
      <text:p text:style-name="ans"><text:span text:style-name="T6">speedup &lt;= 1.4286</text:span></text:p>
      <text:p text:style-name="ans"><text:span text:style-name="T6">(b)</text:span></text:p>
      <text:p text:style-name="ans"><text:span text:style-name="T6">speedup &lt;= 1/(0.4+(1-0.4)/4)</text:span></text:p>
      <text:p text:style-name="ans"><text:span text:style-name="T6">speedup &lt;= 1.8182</text:span></text:p>
      <text:p text:style-name="P4"><text:soft-page-break/><text:span text:style-name="T6"></text:span></text:p>
      <text:p text:style-name="P4"><text:span text:style-name="T6">4.13 Determine if the following problems exhibit task or data parallelism:</text:span></text:p>
      <text:p text:style-name="P4"><text:span text:style-name="T6">• The multi-threaded statistical program described in Exercise 4.21</text:span></text:p>
      <text:p text:style-name="ans"><text:span text:style-name="T6">task parallelism.</text:span></text:p>
      <text:p text:style-name="P4"><text:span text:style-name="T6">• The multi-threaded Sudoku validator described in Project 1 in this chapter</text:span></text:p>
      <text:p text:style-name="ans"><text:span text:style-name="T6">data parallelism.</text:span></text:p>
      <text:p text:style-name="P4"><text:span text:style-name="T6">• The multi-threaded sorting program described in Project 2 in this chapter</text:span></text:p>
      <text:p text:style-name="ans"><text:span text:style-name="T6">data parallelism</text:span></text:p>
      <text:p text:style-name="P4"><text:span text:style-name="T6">• The multi-threaded web server described in Section 4.1</text:span></text:p>
      <text:p text:style-name="ans"><text:span text:style-name="T6">task parallelism</text:span></text:p>
      <text:p text:style-name="P4"><text:span text:style-name="T6"></text:span></text:p>
      <text:p text:style-name="P4"><text:span text:style-name="T6"></text:span></text:p>
      <text:p text:style-name="P4"><text:span text:style-name="T6">4.14 A system with two dual-core processors has four processors available for scheduling. A CPU-intensive application is running on this system. All input is performed at program start-up, when a single file must be opened. Similarly, all output is performed just before the program terminates, when the program results must be written to a single file. Between startup and termination, the program is entirely CPU-bound. Your task is to improve the performance of this application by multithreading it. The application runs on a system that uses the one-to-one threading model (each user thread maps to a kernel thread).</text:span></text:p>
      <text:p text:style-name="P4"><text:span text:style-name="T6"></text:span></text:p>
      <text:p text:style-name="P4"><text:span text:style-name="T6">• How many threads will you create to perform the input and output? Explain.</text:span></text:p>
      <text:p text:style-name="P4"><text:span text:style-name="T6"/></text:p>
      <text:p text:style-name="ans"><text:span text:style-name="T6">1 thread since it is a I/O bound routine. you Should only have 1 thread to read input or output to a file since you dont want reading/writing double the time</text:span></text:p>
      <text:p text:style-name="P4"><text:span text:style-name="T6"></text:span></text:p>
      <text:p text:style-name="P4"><text:span text:style-name="T6">• How many threads will you create for the CPU-intensive portion of the application? Explain.</text:span></text:p>
      <text:p text:style-name="ans"><text:span text:style-name="T6">3 threads since there are four processors available for scheduling. The main thread will be monitoring the program and gatter info. The 3 threads will run in parallel on the other processor. </text:span></text:p>
      <text:p text:style-name="ans"><text:span text:style-name="T6"></text:span></text:p>
      <text:p text:style-name="P4"><text:span text:style-name="T6"></text:span></text:p>
      <text:p text:style-name="P4"><text:span text:style-name="T6"></text:span></text:p>
      <text:p text:style-name="P4"><text:span text:style-name="T6">4.15 Consider the following code segment:</text:span></text:p>
      <text:p text:style-name="P4"><text:span text:style-name="T6">pid_t pid;</text:span></text:p>
      <text:p text:style-name="P4"><text:span text:style-name="T6">pid = fork();</text:span></text:p>
      <text:p text:style-name="P4"><text:span text:style-name="T6">if (pid == 0) { /* child process */</text:span></text:p>
      <text:p text:style-name="P4"><text:span text:style-name="T6"><text:tab/>fork();</text:span></text:p>
      <text:p text:style-name="P4"><text:span text:style-name="T6"><text:tab/>thread create( . . .);</text:span></text:p>
      <text:p text:style-name="P4"><text:span text:style-name="T6">}</text:span></text:p>
      <text:p text:style-name="P4"><text:span text:style-name="T6">fork();</text:span></text:p>
      <text:p text:style-name="P4"><text:span text:style-name="T6"/></text:p>
      <text:p text:style-name="ans"><text:span text:style-name="T6">a. How many unique processes are created?</text:span></text:p>
      <text:p text:style-name="ans"><text:span text:style-name="T6">6 processes</text:span></text:p>
      <text:p text:style-name="ans"><text:span text:style-name="T6">b. How many unique threads are created?</text:span></text:p>
      <text:p text:style-name="ans"><text:span text:style-name="T6">2 Threads</text:span></text:p>
      <text:p text:style-name="Standard"/>
      <text:h text:style-name="Heading_20_3" text:outline-level="3"><text:soft-page-break/><text:span text:style-name="T8">Program: </text:span></text:h>
      <text:p text:style-name="P7"><text:span text:style-name="T8">Modify the program on page 173 to create a second thread. <text:s/>This new thread will run a function called factorial which will calculate the factorial value for the number (arg) supplied on the command line. <text:s/>(ex: 5! = 5x4x3x2x1 = 120). <text:s/>The value should be printed to the screen after the thread finishes execution. </text:span></text:p>
      <text:p text:style-name="P7"><text:span text:style-name="T8"></text:span></text:p>
      <text:p text:style-name="P7"><text:span text:style-name="T8">gcc -Wall -pthread Homework#3Program.c -o /tmp/hw3.o</text:span></text:p>
      <text:p text:style-name="P7"><text:span text:style-name="T8"/></text:p>
      <text:p text:style-name="P8"><text:span text:style-name="T9">$ /tmp/hw3.o 5</text:span></text:p>
      <text:p text:style-name="P8"><text:span text:style-name="T9">sum = 15</text:span></text:p>
      <text:p text:style-name="P8"><text:span text:style-name="T9">Factorial = 120</text:span></text:p>
      <text:p text:style-name="P7"><text:span text:style-name="T8"/></text:p>
      <text:p text:style-name="P7"><text:span text:style-name="T8">//Homework#3Program.c</text:span></text:p>
      <text:p text:style-name="P7"><text:span text:style-name="T8">#include &lt;pthread.h&gt;</text:span></text:p>
      <text:p text:style-name="P7"><text:span text:style-name="T8">#include &lt;stdio.h&gt;</text:span></text:p>
      <text:p text:style-name="P7"><text:span text:style-name="T8"></text:span></text:p>
      <text:p text:style-name="P7"><text:span text:style-name="T8">int sum, fac; /* this data is shared by the thread(s) */</text:span></text:p>
      <text:p text:style-name="P7"><text:span text:style-name="T8">void *runner(void *param); /* threads call this function */</text:span></text:p>
      <text:p text:style-name="P7"><text:span text:style-name="T8">void *factorial(void *param); // factorial thread</text:span></text:p>
      <text:p text:style-name="P7"><text:span text:style-name="T8"></text:span></text:p>
      <text:p text:style-name="P7"><text:span text:style-name="T8">int main(int argc, char *argv[])</text:span></text:p>
      <text:p text:style-name="P7"><text:span text:style-name="T8">{</text:span></text:p>
      <text:p text:style-name="P7"><text:span text:style-name="T8"><text:tab/>pthread_t tid; /* the thread identifier */</text:span></text:p>
      <text:p text:style-name="P7"><text:span text:style-name="T8"><text:tab/>pthread_attr_t attr; /* set of thread attributes */</text:span></text:p>
      <text:p text:style-name="P7"><text:span text:style-name="T8"></text:span></text:p>
      <text:p text:style-name="P7"><text:span text:style-name="T8"><text:tab/>if (argc != 2) {</text:span></text:p>
      <text:p text:style-name="P7"><text:span text:style-name="T8"><text:tab/><text:tab/>fprintf(stderr,"usage: a.out &lt;integer value&gt;\n");</text:span></text:p>
      <text:p text:style-name="P7"><text:span text:style-name="T8"><text:tab/><text:tab/>return -1;</text:span></text:p>
      <text:p text:style-name="P7"><text:span text:style-name="T8"><text:tab/>}</text:span></text:p>
      <text:p text:style-name="P7"><text:span text:style-name="T8"><text:tab/>if (atoi(argv[1]) &lt; 0) {</text:span></text:p>
      <text:p text:style-name="P7"><text:span text:style-name="T8"><text:tab/><text:tab/>fprintf(stderr,"%d must be &gt;= 0\n",atoi(argv[1]));</text:span></text:p>
      <text:p text:style-name="P7"><text:span text:style-name="T8"><text:tab/><text:tab/>return -1;</text:span></text:p>
      <text:p text:style-name="P7"><text:span text:style-name="T8"><text:tab/>}</text:span></text:p>
      <text:p text:style-name="P7"><text:span text:style-name="T8"></text:span></text:p>
      <text:p text:style-name="P7"><text:span text:style-name="T8"><text:tab/>/* get the default attributes */</text:span></text:p>
      <text:p text:style-name="P7"><text:span text:style-name="T8"><text:tab/>pthread_attr_init(&amp;attr);</text:span></text:p>
      <text:p text:style-name="P7"><text:span text:style-name="T8"><text:tab/>/* create the thread */</text:span></text:p>
      <text:p text:style-name="P7"><text:span text:style-name="T8"><text:tab/>pthread_create(&amp;tid,&amp;attr,runner,argv[1]);</text:span></text:p>
      <text:p text:style-name="P7"><text:span text:style-name="T8"><text:tab/>/* wait for the thread to exit */</text:span></text:p>
      <text:p text:style-name="P7"><text:span text:style-name="T8"><text:tab/>pthread_join(tid,NULL);</text:span></text:p>
      <text:p text:style-name="P7"><text:span text:style-name="T8"></text:span></text:p>
      <text:p text:style-name="P7"><text:span text:style-name="T8"><text:tab/>/* create the thread factorial*/</text:span></text:p>
      <text:p text:style-name="P7"><text:span text:style-name="T8"><text:tab/>pthread_create(&amp;tid,&amp;attr,factorial,argv[1]);</text:span></text:p>
      <text:p text:style-name="P7"><text:span text:style-name="T8"><text:tab/>/* wait for the thread to exit */</text:span></text:p>
      <text:p text:style-name="P7"><text:span text:style-name="T8"><text:tab/>pthread_join(tid,NULL);</text:span></text:p>
      <text:p text:style-name="P7"><text:span text:style-name="T8"></text:span></text:p>
      <text:p text:style-name="P7"><text:soft-page-break/><text:span text:style-name="T8"><text:tab/>printf("sum = %d\n",sum);</text:span></text:p>
      <text:p text:style-name="P7"><text:span text:style-name="T8"><text:tab/>printf("Factorial = %d\n",fac);</text:span></text:p>
      <text:p text:style-name="P7"><text:span text:style-name="T8">}</text:span></text:p>
      <text:p text:style-name="P7"><text:span text:style-name="T8">/* The thread will begin control in this function */</text:span></text:p>
      <text:p text:style-name="P7"><text:span text:style-name="T8">void *runner(void *param)</text:span></text:p>
      <text:p text:style-name="P7"><text:span text:style-name="T8">{</text:span></text:p>
      <text:p text:style-name="P7"><text:span text:style-name="T8"><text:tab/>int i, upper = atoi(param);</text:span></text:p>
      <text:p text:style-name="P7"><text:span text:style-name="T8"><text:tab/>sum = 0;</text:span></text:p>
      <text:p text:style-name="P7"><text:span text:style-name="T8"></text:span></text:p>
      <text:p text:style-name="P7"><text:span text:style-name="T8"><text:tab/>for (i = 1; i &lt;= upper; i++)</text:span></text:p>
      <text:p text:style-name="P7"><text:span text:style-name="T8"><text:tab/><text:tab/>sum += i;</text:span></text:p>
      <text:p text:style-name="P7"><text:span text:style-name="T8"></text:span></text:p>
      <text:p text:style-name="P7"><text:span text:style-name="T8"><text:tab/>pthread_exit(0);</text:span></text:p>
      <text:p text:style-name="P7"><text:span text:style-name="T8">}</text:span></text:p>
      <text:p text:style-name="P7"><text:span text:style-name="T8"></text:span></text:p>
      <text:p text:style-name="P7"><text:span text:style-name="T8">/*This thread is degined to calculate the factorial of a set of intergers */</text:span></text:p>
      <text:p text:style-name="P7"><text:span text:style-name="T8">void *factorial(void *param)</text:span></text:p>
      <text:p text:style-name="P7"><text:span text:style-name="T8">{</text:span></text:p>
      <text:p text:style-name="P7"><text:span text:style-name="T8"><text:tab/>int i, upper = atoi(param);</text:span></text:p>
      <text:p text:style-name="P7"><text:span text:style-name="T8"><text:tab/>fac = 1;</text:span></text:p>
      <text:p text:style-name="P7"><text:span text:style-name="T8"></text:span></text:p>
      <text:p text:style-name="P7"><text:span text:style-name="T8"><text:tab/>for (i = 1; i &lt;= upper; i++)</text:span></text:p>
      <text:p text:style-name="P7"><text:span text:style-name="T8"><text:tab/><text:tab/>fac *= i;</text:span></text:p>
      <text:p text:style-name="P7"><text:span text:style-name="T8"></text:span></text:p>
      <text:p text:style-name="P7"><text:span text:style-name="T8"><text:tab/>pthread_exit(0);</text:span></text:p>
      <text:p text:style-name="P7"><text:span text:style-name="T8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ns" style:family="paragraph" style:parent-style-name="Standard">
      <style:paragraph-properties fo:margin-left="0.5in" fo:margin-right="0.5in" fo:text-align="justify" style:justify-single-word="false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dd86e"/>
    </style:style>
    <style:style style:name="MT1" style:family="text">
      <style:text-properties officeooo:rsid="001dd86e"/>
    </style:style>
    <style:style style:name="MT2" style:family="text">
      <style:text-properties officeooo:rsid="002ad47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Daniel Noyes<text:tab/>Homework #</text:span><text:span text:style-name="MT2">4</text:span><text:span text:style-name="MT1"><text:tab/>Page: </text:span><text:span text:style-name="MT1"><text:page-number text:select-page="current">4</text:page-number></text:span><text:span text:style-name="MT1">/</text:span><text:span text:style-name="MT1"><text:page-count>4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01:45:33</meta:creation-date>
    <dc:date>2013-10-06T16:45:10</dc:date>
    <meta:editing-duration>PT26M47S</meta:editing-duration>
    <meta:editing-cycles>12</meta:editing-cycles>
    <meta:generator>LibreOffice/4.0.4.2$Linux_X86_64 LibreOffice_project/400m0$Build-2</meta:generator>
    <meta:document-statistic meta:table-count="0" meta:image-count="0" meta:object-count="0" meta:page-count="4" meta:paragraph-count="137" meta:word-count="809" meta:character-count="5145" meta:non-whitespace-character-count="4269"/>
  </office:meta>
</office:document-meta>
</file>